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<text:s/>'salary'</text:p>
          </table:table-cell>
          <table:table-cell office:value-type="string" calcext:value-type="string">
            <text:p><text:s/>'bonus'</text:p>
          </table:table-cell>
          <table:table-cell office:value-type="string" calcext:value-type="string">
            <text:p><text:s/>'deferred_income'</text:p>
          </table:table-cell>
          <table:table-cell office:value-type="string" calcext:value-type="string">
            <text:p><text:s/>'total_stock_value'</text:p>
          </table:table-cell>
          <table:table-cell office:value-type="string" calcext:value-type="string">
            <text:p><text:s/>'expenses'</text:p>
          </table:table-cell>
          <table:table-cell office:value-type="string" calcext:value-type="string">
            <text:p><text:s/>'exercised_stock_options'</text:p>
          </table:table-cell>
          <table:table-cell office:value-type="string" calcext:value-type="string">
            <text:p><text:s/>'long_term_incentive'</text:p>
          </table:table-cell>
          <table:table-cell office:value-type="string" calcext:value-type="string">
            <text:p><text:s/>'restricted_stock'</text:p>
          </table:table-cell>
          <table:table-cell office:value-type="string" calcext:value-type="string">
            <text:p><text:s/>'to_messages'</text:p>
          </table:table-cell>
          <table:table-cell office:value-type="string" calcext:value-type="string">
            <text:p><text:s/>'from_poi_to_this_person'</text:p>
          </table:table-cell>
          <table:table-cell office:value-type="string" calcext:value-type="string">
            <text:p><text:s/>'shared_receipt_with_poi'</text:p>
          </table:table-cell>
          <table:table-cell office:value-type="string" calcext:value-type="string">
            <text:p><text:s/>'frac_from_poi'</text:p>
          </table:table-cell>
          <table:table-cell office:value-type="string" calcext:value-type="string">
            <text:p><text:s/>'frac_to_poi'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492375" calcext:value-type="float">
            <text:p>492,375.00</text:p>
          </table:table-cell>
          <table:table-cell table:style-name="ce1" office:value-type="float" office:value="800000" calcext:value-type="float">
            <text:p>800,000.00</text:p>
          </table:table-cell>
          <table:table-cell table:style-name="ce1" office:value-type="float" office:value="-1284000" calcext:value-type="float">
            <text:p>-1,284,000.00</text:p>
          </table:table-cell>
          <table:table-cell table:style-name="ce1" office:value-type="float" office:value="8831913" calcext:value-type="float">
            <text:p>8,831,913.00</text:p>
          </table:table-cell>
          <table:table-cell table:style-name="ce1" office:value-type="float" office:value="51124" calcext:value-type="float">
            <text:p>51,124.00</text:p>
          </table:table-cell>
          <table:table-cell table:style-name="ce1" office:value-type="float" office:value="8831913" calcext:value-type="float">
            <text:p>8,831,913.00</text:p>
          </table:table-cell>
          <table:table-cell table:style-name="ce1" office:value-type="float" office:value="484000" calcext:value-type="float">
            <text:p>484,000.00</text:p>
          </table:table-cell>
          <table:table-cell table:style-name="ce1" office:value-type="float" office:value="1787380" calcext:value-type="float">
            <text:p>1,787,380.00</text:p>
          </table:table-cell>
          <table:table-cell table:style-name="ce1" office:value-type="float" office:value="2181" calcext:value-type="float">
            <text:p>2,181.00</text:p>
          </table:table-cell>
          <table:table-cell table:style-name="ce1" office:value-type="float" office:value="64" calcext:value-type="float">
            <text:p>64.00</text:p>
          </table:table-cell>
          <table:table-cell table:style-name="ce1" office:value-type="float" office:value="1401" calcext:value-type="float">
            <text:p>1,401.00</text:p>
          </table:table-cell>
          <table:table-cell table:style-name="ce1" office:value-type="float" office:value="0.0704070407" calcext:value-type="float">
            <text:p>0.07</text:p>
          </table:table-cell>
          <table:table-cell office:value-type="float" office:value="0.00917010546" calcext:value-type="float">
            <text:p>0.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1060932" calcext:value-type="float">
            <text:p>1,060,932.00</text:p>
          </table:table-cell>
          <table:table-cell table:style-name="ce1" office:value-type="float" office:value="2000000" calcext:value-type="float">
            <text:p>2,000,000.00</text:p>
          </table:table-cell>
          <table:table-cell table:style-name="ce1" office:value-type="float" office:value="-3367011" calcext:value-type="float">
            <text:p>-3,367,011.00</text:p>
          </table:table-cell>
          <table:table-cell table:style-name="ce1" office:value-type="float" office:value="14622185" calcext:value-type="float">
            <text:p>14,622,185.00</text:p>
          </table:table-cell>
          <table:table-cell table:style-name="ce1" office:value-type="float" office:value="86987" calcext:value-type="float">
            <text:p>86,987.00</text:p>
          </table:table-cell>
          <table:table-cell table:style-name="ce1" office:value-type="float" office:value="10433518" calcext:value-type="float">
            <text:p>10,433,518.00</text:p>
          </table:table-cell>
          <table:table-cell table:style-name="ce1" office:value-type="float" office:value="1617011" calcext:value-type="float">
            <text:p>1,617,011.00</text:p>
          </table:table-cell>
          <table:table-cell table:style-name="ce1" office:value-type="float" office:value="4188667" calcext:value-type="float">
            <text:p>4,188,667.00</text:p>
          </table:table-cell>
          <table:table-cell table:style-name="ce1" office:value-type="float" office:value="3275" calcext:value-type="float">
            <text:p>3,275.00</text:p>
          </table:table-cell>
          <table:table-cell table:style-name="ce1" office:value-type="float" office:value="242" calcext:value-type="float">
            <text:p>242.00</text:p>
          </table:table-cell>
          <table:table-cell table:style-name="ce1" office:value-type="float" office:value="2979" calcext:value-type="float">
            <text:p>2,979.00</text:p>
          </table:table-cell>
          <table:table-cell table:style-name="ce1" office:value-type="float" office:value="11.5238095" calcext:value-type="float">
            <text:p>11.52</text:p>
          </table:table-cell>
          <table:table-cell office:value-type="float" office:value="0.00183206107" calcext:value-type="float">
            <text:p>0.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374125" calcext:value-type="float">
            <text:p>374,125.00</text:p>
          </table:table-cell>
          <table:table-cell table:style-name="ce1" office:value-type="float" office:value="1150000" calcext:value-type="float">
            <text:p>1,150,000.00</text:p>
          </table:table-cell>
          <table:table-cell table:style-name="ce1" office:value-type="float" office:value="-934484" calcext:value-type="float">
            <text:p>-934,484.00</text:p>
          </table:table-cell>
          <table:table-cell table:style-name="ce1" office:value-type="float" office:value="803094" calcext:value-type="float">
            <text:p>803,094.00</text:p>
          </table:table-cell>
          <table:table-cell table:style-name="ce1" office:value-type="float" office:value="76169" calcext:value-type="float">
            <text:p>76,169.00</text:p>
          </table:table-cell>
          <table:table-cell table:style-name="ce1" office:value-type="float" office:value="608750" calcext:value-type="float">
            <text:p>608,750.00</text:p>
          </table:table-cell>
          <table:table-cell table:style-name="ce1" office:value-type="float" office:value="983346" calcext:value-type="float">
            <text:p>983,346.00</text:p>
          </table:table-cell>
          <table:table-cell table:style-name="ce1" office:value-type="float" office:value="524169" calcext:value-type="float">
            <text:p>524,169.00</text:p>
          </table:table-cell>
          <table:table-cell table:style-name="ce1" office:value-type="float" office:value="4009" calcext:value-type="float">
            <text:p>4,009.00</text:p>
          </table:table-cell>
          <table:table-cell table:style-name="ce1" office:value-type="float" office:value="180" calcext:value-type="float">
            <text:p>180.00</text:p>
          </table:table-cell>
          <table:table-cell table:style-name="ce1" office:value-type="float" office:value="1847" calcext:value-type="float">
            <text:p>1,847.00</text:p>
          </table:table-cell>
          <table:table-cell table:style-name="ce1" office:value-type="float" office:value="0.0927357032" calcext:value-type="float">
            <text:p>0.09</text:p>
          </table:table-cell>
          <table:table-cell office:value-type="float" office:value="0.0152157645" calcext:value-type="float">
            <text:p>0.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404338" calcext:value-type="float">
            <text:p>404,338.00</text:p>
          </table:table-cell>
          <table:table-cell table:style-name="ce1" office:value-type="float" office:value="1000000" calcext:value-type="float">
            <text:p>1,0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6153642" calcext:value-type="float">
            <text:p>6,153,642.00</text:p>
          </table:table-cell>
          <table:table-cell table:style-name="ce1" office:value-type="float" office:value="41953" calcext:value-type="float">
            <text:p>41,953.00</text:p>
          </table:table-cell>
          <table:table-cell table:style-name="ce1" office:value-type="float" office:value="2022048" calcext:value-type="float">
            <text:p>2,022,048.00</text:p>
          </table:table-cell>
          <table:table-cell table:style-name="ce1" office:value-type="float" office:value="300000" calcext:value-type="float">
            <text:p>300,000.00</text:p>
          </table:table-cell>
          <table:table-cell table:style-name="ce1" office:value-type="float" office:value="4131594" calcext:value-type="float">
            <text:p>4,131,594.00</text:p>
          </table:table-cell>
          <table:table-cell table:style-name="ce1" office:value-type="float" office:value="12754" calcext:value-type="float">
            <text:p>12,754.00</text:p>
          </table:table-cell>
          <table:table-cell table:style-name="ce1" office:value-type="float" office:value="140" calcext:value-type="float">
            <text:p>140.00</text:p>
          </table:table-cell>
          <table:table-cell table:style-name="ce1" office:value-type="float" office:value="3639" calcext:value-type="float">
            <text:p>3,639.00</text:p>
          </table:table-cell>
          <table:table-cell table:style-name="ce1" office:value-type="float" office:value="0.0207131232" calcext:value-type="float">
            <text:p>0.02</text:p>
          </table:table-cell>
          <table:table-cell office:value-type="float" office:value="0.0303434217" calcext:value-type="float">
            <text:p>0.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370448" calcext:value-type="float">
            <text:p>370,448.00</text:p>
          </table:table-cell>
          <table:table-cell table:style-name="ce1" office:value-type="float" office:value="2600000" calcext:value-type="float">
            <text:p>2,6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662855" calcext:value-type="float">
            <text:p>1,662,855.00</text:p>
          </table:table-cell>
          <table:table-cell table:style-name="ce1" office:value-type="float" office:value="137108" calcext:value-type="float">
            <text:p>137,108.00</text:p>
          </table:table-cell>
          <table:table-cell table:style-name="ce1" office:value-type="float" office:value="1104054" calcext:value-type="float">
            <text:p>1,104,054.00</text:p>
          </table:table-cell>
          <table:table-cell table:style-name="ce1" office:value-type="float" office:value="694862" calcext:value-type="float">
            <text:p>694,862.00</text:p>
          </table:table-cell>
          <table:table-cell table:style-name="ce1" office:value-type="float" office:value="558801" calcext:value-type="float">
            <text:p>558,801.00</text:p>
          </table:table-cell>
          <table:table-cell table:style-name="ce1" office:value-type="float" office:value="2355" calcext:value-type="float">
            <text:p>2,355.00</text:p>
          </table:table-cell>
          <table:table-cell table:style-name="ce1" office:value-type="float" office:value="58" calcext:value-type="float">
            <text:p>58.00</text:p>
          </table:table-cell>
          <table:table-cell table:style-name="ce1" office:value-type="float" office:value="2228" calcext:value-type="float">
            <text:p>2,228.00</text:p>
          </table:table-cell>
          <table:table-cell table:style-name="ce1" office:value-type="float" office:value="1.20833333" calcext:value-type="float">
            <text:p>1.21</text:p>
          </table:table-cell>
          <table:table-cell office:value-type="float" office:value="0.0110403397" calcext:value-type="float">
            <text:p>0.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365788" calcext:value-type="float">
            <text:p>365,788.00</text:p>
          </table:table-cell>
          <table:table-cell table:style-name="ce1" office:value-type="float" office:value="600000" calcext:value-type="float">
            <text:p>6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85062" calcext:value-type="float">
            <text:p>585,062.00</text:p>
          </table:table-cell>
          <table:table-cell table:style-name="ce1" office:value-type="float" office:value="94299" calcext:value-type="float">
            <text:p>94,299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585062" calcext:value-type="float">
            <text:p>585,062.00</text:p>
          </table:table-cell>
          <table:table-cell table:style-name="ce1" office:value-type="float" office:value="807" calcext:value-type="float">
            <text:p>807.00</text:p>
          </table:table-cell>
          <table:table-cell table:style-name="ce1" office:value-type="float" office:value="38" calcext:value-type="float">
            <text:p>38.00</text:p>
          </table:table-cell>
          <table:table-cell table:style-name="ce1" office:value-type="float" office:value="702" calcext:value-type="float">
            <text:p>702.00</text:p>
          </table:table-cell>
          <table:table-cell table:style-name="ce1" office:value-type="float" office:value="1.31034483" calcext:value-type="float">
            <text:p>1.31</text:p>
          </table:table-cell>
          <table:table-cell office:value-type="float" office:value="0.00123915737" calcext:value-type="float">
            <text:p>0.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655037" calcext:value-type="float">
            <text:p>655,037.00</text:p>
          </table:table-cell>
          <table:table-cell table:style-name="ce1" office:value-type="float" office:value="300000" calcext:value-type="float">
            <text:p>3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8798" calcext:value-type="float">
            <text:p>28,798.00</text:p>
          </table:table-cell>
          <table:table-cell table:style-name="ce1" office:value-type="float" office:value="31653" calcext:value-type="float">
            <text:p>31,653.00</text:p>
          </table:table-cell>
          <table:table-cell table:style-name="ce1" office:value-type="float" office:value="28798" calcext:value-type="float">
            <text:p>28,798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898" calcext:value-type="float">
            <text:p>898.00</text:p>
          </table:table-cell>
          <table:table-cell table:style-name="ce1" office:value-type="float" office:value="7" calcext:value-type="float">
            <text:p>7.00</text:p>
          </table:table-cell>
          <table:table-cell table:style-name="ce1" office:value-type="float" office:value="728" calcext:value-type="float">
            <text:p>728.00</text:p>
          </table:table-cell>
          <table:table-cell table:style-name="ce1" office:value-type="float" office:value="0.104477612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428780" calcext:value-type="float">
            <text:p>428,780.00</text:p>
          </table:table-cell>
          <table:table-cell table:style-name="ce1" office:value-type="float" office:value="1500000" calcext:value-type="float">
            <text:p>1,5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128982" calcext:value-type="float">
            <text:p>3,128,982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835558" calcext:value-type="float">
            <text:p>1,835,558.00</text:p>
          </table:table-cell>
          <table:table-cell table:style-name="ce1" office:value-type="float" office:value="554422" calcext:value-type="float">
            <text:p>554,422.00</text:p>
          </table:table-cell>
          <table:table-cell table:style-name="ce1" office:value-type="float" office:value="1293424" calcext:value-type="float">
            <text:p>1,293,424.00</text:p>
          </table:table-cell>
          <table:table-cell table:style-name="ce1" office:value-type="float" office:value="3187" calcext:value-type="float">
            <text:p>3,187.00</text:p>
          </table:table-cell>
          <table:table-cell table:style-name="ce1" office:value-type="float" office:value="28" calcext:value-type="float">
            <text:p>28.00</text:p>
          </table:table-cell>
          <table:table-cell table:style-name="ce1" office:value-type="float" office:value="2103" calcext:value-type="float">
            <text:p>2,103.00</text:p>
          </table:table-cell>
          <table:table-cell table:style-name="ce1" office:value-type="float" office:value="0.304347826" calcext:value-type="float">
            <text:p>0.30</text:p>
          </table:table-cell>
          <table:table-cell office:value-type="float" office:value="0.00721681832" calcext:value-type="float">
            <text:p>0.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26704229" calcext:value-type="float">
            <text:p>26,704,229.00</text:p>
          </table:table-cell>
          <table:table-cell table:style-name="ce1" office:value-type="float" office:value="97343619" calcext:value-type="float">
            <text:p>97,343,619.00</text:p>
          </table:table-cell>
          <table:table-cell table:style-name="ce1" office:value-type="float" office:value="-27992891" calcext:value-type="float">
            <text:p>-27,992,891.00</text:p>
          </table:table-cell>
          <table:table-cell table:style-name="ce1" office:value-type="float" office:value="434509511" calcext:value-type="float">
            <text:p>434,509,511.00</text:p>
          </table:table-cell>
          <table:table-cell table:style-name="ce1" office:value-type="float" office:value="5235198" calcext:value-type="float">
            <text:p>5,235,198.00</text:p>
          </table:table-cell>
          <table:table-cell table:style-name="ce1" office:value-type="float" office:value="311764000" calcext:value-type="float">
            <text:p>311,764,000.00</text:p>
          </table:table-cell>
          <table:table-cell table:style-name="ce1" office:value-type="float" office:value="48521928" calcext:value-type="float">
            <text:p>48,521,928.00</text:p>
          </table:table-cell>
          <table:table-cell table:style-name="ce1" office:value-type="float" office:value="130322299" calcext:value-type="float">
            <text:p>130,322,299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float" office:value="510364" calcext:value-type="float">
            <text:p>510,364.00</text:p>
          </table:table-cell>
          <table:table-cell table:style-name="ce1" office:value-type="float" office:value="3000000" calcext:value-type="float">
            <text:p>3,0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6079137" calcext:value-type="float">
            <text:p>6,079,137.00</text:p>
          </table:table-cell>
          <table:table-cell table:style-name="ce1" office:value-type="float" office:value="57838" calcext:value-type="float">
            <text:p>57,838.00</text:p>
          </table:table-cell>
          <table:table-cell table:style-name="ce1" office:value-type="float" office:value="3282960" calcext:value-type="float">
            <text:p>3,282,960.00</text:p>
          </table:table-cell>
          <table:table-cell table:style-name="ce1" office:value-type="float" office:value="808346" calcext:value-type="float">
            <text:p>808,346.00</text:p>
          </table:table-cell>
          <table:table-cell table:style-name="ce1" office:value-type="float" office:value="2796177" calcext:value-type="float">
            <text:p>2,796,177.00</text:p>
          </table:table-cell>
          <table:table-cell table:style-name="ce1" office:value-type="float" office:value="6019" calcext:value-type="float">
            <text:p>6,019.00</text:p>
          </table:table-cell>
          <table:table-cell table:style-name="ce1" office:value-type="float" office:value="186" calcext:value-type="float">
            <text:p>186.00</text:p>
          </table:table-cell>
          <table:table-cell table:style-name="ce1" office:value-type="float" office:value="3920" calcext:value-type="float">
            <text:p>3,920.00</text:p>
          </table:table-cell>
          <table:table-cell table:style-name="ce1" office:value-type="float" office:value="0.334532374" calcext:value-type="float">
            <text:p>0.33</text:p>
          </table:table-cell>
          <table:table-cell office:value-type="float" office:value="0.00398737332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201955" calcext:value-type="float">
            <text:p>201,955.00</text:p>
          </table:table-cell>
          <table:table-cell table:style-name="ce1" office:value-type="float" office:value="4175000" calcext:value-type="float">
            <text:p>4,175,000.00</text:p>
          </table:table-cell>
          <table:table-cell table:style-name="ce1" office:value-type="float" office:value="-3081055" calcext:value-type="float">
            <text:p>-3,081,055.00</text:p>
          </table:table-cell>
          <table:table-cell table:style-name="ce1" office:value-type="float" office:value="1729541" calcext:value-type="float">
            <text:p>1,729,541.00</text:p>
          </table:table-cell>
          <table:table-cell table:style-name="ce1" office:value-type="float" office:value="13868" calcext:value-type="float">
            <text:p>13,868.00</text:p>
          </table:table-cell>
          <table:table-cell table:style-name="ce1" office:value-type="float" office:value="1729541" calcext:value-type="float">
            <text:p>1,729,541.00</text:p>
          </table:table-cell>
          <table:table-cell table:style-name="ce1" office:value-type="float" office:value="304805" calcext:value-type="float">
            <text:p>304,805.00</text:p>
          </table:table-cell>
          <table:table-cell table:style-name="ce1" office:value-type="float" office:value="126027" calcext:value-type="float">
            <text:p>126,027.00</text:p>
          </table:table-cell>
          <table:table-cell table:style-name="ce1" office:value-type="float" office:value="2902" calcext:value-type="float">
            <text:p>2,902.00</text:p>
          </table:table-cell>
          <table:table-cell table:style-name="ce1" office:value-type="float" office:value="47" calcext:value-type="float">
            <text:p>47.00</text:p>
          </table:table-cell>
          <table:table-cell table:style-name="ce1" office:value-type="float" office:value="1407" calcext:value-type="float">
            <text:p>1,407.00</text:p>
          </table:table-cell>
          <table:table-cell table:style-name="ce1" office:value-type="float" office:value="0.0214123007" calcext:value-type="float">
            <text:p>0.02</text:p>
          </table:table-cell>
          <table:table-cell office:value-type="float" office:value="0.022398346" calcext:value-type="float">
            <text:p>0.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304588" calcext:value-type="float">
            <text:p>304,588.00</text:p>
          </table:table-cell>
          <table:table-cell table:style-name="ce1" office:value-type="float" office:value="2500000" calcext:value-type="float">
            <text:p>2,5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332399" calcext:value-type="float">
            <text:p>2,332,399.00</text:p>
          </table:table-cell>
          <table:table-cell table:style-name="ce1" office:value-type="float" office:value="95924" calcext:value-type="float">
            <text:p>95,924.00</text:p>
          </table:table-cell>
          <table:table-cell table:style-name="ce1" office:value-type="float" office:value="940257" calcext:value-type="float">
            <text:p>940,257.00</text:p>
          </table:table-cell>
          <table:table-cell table:style-name="ce1" office:value-type="float" office:value="374347" calcext:value-type="float">
            <text:p>374,347.00</text:p>
          </table:table-cell>
          <table:table-cell table:style-name="ce1" office:value-type="float" office:value="1392142" calcext:value-type="float">
            <text:p>1,392,142.00</text:p>
          </table:table-cell>
          <table:table-cell table:style-name="ce1" office:value-type="float" office:value="1755" calcext:value-type="float">
            <text:p>1,755.00</text:p>
          </table:table-cell>
          <table:table-cell table:style-name="ce1" office:value-type="float" office:value="42" calcext:value-type="float">
            <text:p>42.00</text:p>
          </table:table-cell>
          <table:table-cell table:style-name="ce1" office:value-type="float" office:value="1604" calcext:value-type="float">
            <text:p>1,604.00</text:p>
          </table:table-cell>
          <table:table-cell table:style-name="ce1" office:value-type="float" office:value="0.56" calcext:value-type="float">
            <text:p>0.56</text:p>
          </table:table-cell>
          <table:table-cell office:value-type="float" office:value="0.0210826211" calcext:value-type="float">
            <text:p>0.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211788" calcext:value-type="float">
            <text:p>211,788.00</text:p>
          </table:table-cell>
          <table:table-cell table:style-name="ce1" office:value-type="float" office:value="1700000" calcext:value-type="float">
            <text:p>1,7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41096" calcext:value-type="float">
            <text:p>441,096.00</text:p>
          </table:table-cell>
          <table:table-cell table:style-name="ce1" office:value-type="float" office:value="98849" calcext:value-type="float">
            <text:p>98,849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69223" calcext:value-type="float">
            <text:p>69,223.00</text:p>
          </table:table-cell>
          <table:table-cell table:style-name="ce1" office:value-type="float" office:value="441096" calcext:value-type="float">
            <text:p>441,096.00</text:p>
          </table:table-cell>
          <table:table-cell table:style-name="ce1" office:value-type="float" office:value="1320" calcext:value-type="float">
            <text:p>1,320.00</text:p>
          </table:table-cell>
          <table:table-cell table:style-name="ce1" office:value-type="float" office:value="40" calcext:value-type="float">
            <text:p>40.00</text:p>
          </table:table-cell>
          <table:table-cell table:style-name="ce1" office:value-type="float" office:value="900" calcext:value-type="float">
            <text:p>900.00</text:p>
          </table:table-cell>
          <table:table-cell table:style-name="ce1" office:value-type="float" office:value="1.48148148" calcext:value-type="float">
            <text:p>1.48</text:p>
          </table:table-cell>
          <table:table-cell office:value-type="float" office:value="0.000757575758" calcext:value-type="float">
            <text:p>0.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271442" calcext:value-type="float">
            <text:p>271,442.00</text:p>
          </table:table-cell>
          <table:table-cell table:style-name="ce1" office:value-type="float" office:value="3100000" calcext:value-type="float">
            <text:p>3,1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47143" calcext:value-type="float">
            <text:p>547,143.00</text:p>
          </table:table-cell>
          <table:table-cell table:style-name="ce1" office:value-type="float" office:value="5774" calcext:value-type="float">
            <text:p>5,774.00</text:p>
          </table:table-cell>
          <table:table-cell table:style-name="ce1" office:value-type="float" office:value="81042" calcext:value-type="float">
            <text:p>81,042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66101" calcext:value-type="float">
            <text:p>466,101.00</text:p>
          </table:table-cell>
          <table:table-cell table:style-name="ce1" office:value-type="float" office:value="8305" calcext:value-type="float">
            <text:p>8,305.00</text:p>
          </table:table-cell>
          <table:table-cell table:style-name="ce1" office:value-type="float" office:value="251" calcext:value-type="float">
            <text:p>251.00</text:p>
          </table:table-cell>
          <table:table-cell table:style-name="ce1" office:value-type="float" office:value="3669" calcext:value-type="float">
            <text:p>3,669.00</text:p>
          </table:table-cell>
          <table:table-cell table:style-name="ce1" office:value-type="float" office:value="0.14525463" calcext:value-type="float">
            <text:p>0.15</text:p>
          </table:table-cell>
          <table:table-cell office:value-type="float" office:value="0.023359422" calcext:value-type="float">
            <text:p>0.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339288" calcext:value-type="float">
            <text:p>339,288.00</text:p>
          </table:table-cell>
          <table:table-cell table:style-name="ce1" office:value-type="float" office:value="8000000" calcext:value-type="float">
            <text:p>8,0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167144" calcext:value-type="float">
            <text:p>5,167,144.00</text:p>
          </table:table-cell>
          <table:table-cell table:style-name="ce1" office:value-type="float" office:value="49537" calcext:value-type="float">
            <text:p>49,537.00</text:p>
          </table:table-cell>
          <table:table-cell table:style-name="ce1" office:value-type="float" office:value="4158995" calcext:value-type="float">
            <text:p>4,158,995.00</text:p>
          </table:table-cell>
          <table:table-cell table:style-name="ce1" office:value-type="float" office:value="2035380" calcext:value-type="float">
            <text:p>2,035,380.00</text:p>
          </table:table-cell>
          <table:table-cell table:style-name="ce1" office:value-type="float" office:value="1008149" calcext:value-type="float">
            <text:p>1,008,149.00</text:p>
          </table:table-cell>
          <table:table-cell table:style-name="ce1" office:value-type="float" office:value="7259" calcext:value-type="float">
            <text:p>7,259.00</text:p>
          </table:table-cell>
          <table:table-cell table:style-name="ce1" office:value-type="float" office:value="528" calcext:value-type="float">
            <text:p>528.00</text:p>
          </table:table-cell>
          <table:table-cell table:style-name="ce1" office:value-type="float" office:value="3962" calcext:value-type="float">
            <text:p>3,962.00</text:p>
          </table:table-cell>
          <table:table-cell table:style-name="ce1" office:value-type="float" office:value="0.204255319" calcext:value-type="float">
            <text:p>0.20</text:p>
          </table:table-cell>
          <table:table-cell office:value-type="float" office:value="0.0566193691" calcext:value-type="float">
            <text:p>0.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304110" calcext:value-type="float">
            <text:p>304,110.00</text:p>
          </table:table-cell>
          <table:table-cell table:style-name="ce1" office:value-type="float" office:value="2000000" calcext:value-type="float">
            <text:p>2,0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072035" calcext:value-type="float">
            <text:p>2,072,035.00</text:p>
          </table:table-cell>
          <table:table-cell table:style-name="ce1" office:value-type="float" office:value="178979" calcext:value-type="float">
            <text:p>178,979.00</text:p>
          </table:table-cell>
          <table:table-cell table:style-name="ce1" office:value-type="float" office:value="1441898" calcext:value-type="float">
            <text:p>1,441,898.00</text:p>
          </table:table-cell>
          <table:table-cell table:style-name="ce1" office:value-type="float" office:value="554422" calcext:value-type="float">
            <text:p>554,422.00</text:p>
          </table:table-cell>
          <table:table-cell table:style-name="ce1" office:value-type="float" office:value="630137" calcext:value-type="float">
            <text:p>630,137.00</text:p>
          </table:table-cell>
          <table:table-cell table:style-name="ce1" office:value-type="float" office:value="3221" calcext:value-type="float">
            <text:p>3,221.00</text:p>
          </table:table-cell>
          <table:table-cell table:style-name="ce1" office:value-type="float" office:value="94" calcext:value-type="float">
            <text:p>94.00</text:p>
          </table:table-cell>
          <table:table-cell table:style-name="ce1" office:value-type="float" office:value="1730" calcext:value-type="float">
            <text:p>1,730.00</text:p>
          </table:table-cell>
          <table:table-cell table:style-name="ce1" office:value-type="float" office:value="0.0350615442" calcext:value-type="float">
            <text:p>0.04</text:p>
          </table:table-cell>
          <table:table-cell office:value-type="float" office:value="0.0257683949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67102" calcext:value-type="float">
            <text:p>267,102.00</text:p>
          </table:table-cell>
          <table:table-cell table:style-name="ce1" office:value-type="float" office:value="1200000" calcext:value-type="float">
            <text:p>1,200,000.00</text:p>
          </table:table-cell>
          <table:table-cell table:style-name="ce1" office:value-type="float" office:value="-1386055" calcext:value-type="float">
            <text:p>-1,386,055.00</text:p>
          </table:table-cell>
          <table:table-cell table:style-name="ce1" office:value-type="float" office:value="10623258" calcext:value-type="float">
            <text:p>10,623,258.00</text:p>
          </table:table-cell>
          <table:table-cell table:style-name="ce1" office:value-type="float" office:value="11200" calcext:value-type="float">
            <text:p>11,200.00</text:p>
          </table:table-cell>
          <table:table-cell table:style-name="ce1" office:value-type="float" office:value="6680544" calcext:value-type="float">
            <text:p>6,680,544.00</text:p>
          </table:table-cell>
          <table:table-cell table:style-name="ce1" office:value-type="float" office:value="1586055" calcext:value-type="float">
            <text:p>1,586,055.00</text:p>
          </table:table-cell>
          <table:table-cell table:style-name="ce1" office:value-type="float" office:value="3942714" calcext:value-type="float">
            <text:p>3,942,714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262788" calcext:value-type="float">
            <text:p>262,788.00</text:p>
          </table:table-cell>
          <table:table-cell table:style-name="ce1" office:value-type="float" office:value="1000000" calcext:value-type="float">
            <text:p>1,0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8317782" calcext:value-type="float">
            <text:p>8,317,782.00</text:p>
          </table:table-cell>
          <table:table-cell table:style-name="ce1" office:value-type="float" office:value="35812" calcext:value-type="float">
            <text:p>35,812.00</text:p>
          </table:table-cell>
          <table:table-cell table:style-name="ce1" office:value-type="float" office:value="8191755" calcext:value-type="float">
            <text:p>8,191,755.00</text:p>
          </table:table-cell>
          <table:table-cell table:style-name="ce1" office:value-type="float" office:value="694862" calcext:value-type="float">
            <text:p>694,862.00</text:p>
          </table:table-cell>
          <table:table-cell table:style-name="ce1" office:value-type="float" office:value="126027" calcext:value-type="float">
            <text:p>126,027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7256648" calcext:value-type="float">
            <text:p>7,256,648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210569" calcext:value-type="float">
            <text:p>5,210,569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046079" calcext:value-type="float">
            <text:p>2,046,079.00</text:p>
          </table:table-cell>
          <table:table-cell table:style-name="ce1" office:value-type="float" office:value="2350" calcext:value-type="float">
            <text:p>2,350.00</text:p>
          </table:table-cell>
          <table:table-cell table:style-name="ce1" office:value-type="float" office:value="44" calcext:value-type="float">
            <text:p>44.00</text:p>
          </table:table-cell>
          <table:table-cell table:style-name="ce1" office:value-type="float" office:value="1074" calcext:value-type="float">
            <text:p>1,074.00</text:p>
          </table:table-cell>
          <table:table-cell table:style-name="ce1" office:value-type="float" office:value="0.0410065238" calcext:value-type="float">
            <text:p>0.04</text:p>
          </table:table-cell>
          <table:table-cell office:value-type="float" office:value="0.00638297872" calcext:value-type="float">
            <text:p>0.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94941" calcext:value-type="float">
            <text:p>94,941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7307594" calcext:value-type="float">
            <text:p>7,307,594.00</text:p>
          </table:table-cell>
          <table:table-cell table:style-name="ce1" office:value-type="float" office:value="18834" calcext:value-type="float">
            <text:p>18,834.00</text:p>
          </table:table-cell>
          <table:table-cell table:style-name="ce1" office:value-type="float" office:value="5266578" calcext:value-type="float">
            <text:p>5,266,578.00</text:p>
          </table:table-cell>
          <table:table-cell table:style-name="ce1" office:value-type="float" office:value="135836" calcext:value-type="float">
            <text:p>135,836.00</text:p>
          </table:table-cell>
          <table:table-cell table:style-name="ce1" office:value-type="float" office:value="2041016" calcext:value-type="float">
            <text:p>2,041,016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261879" calcext:value-type="float">
            <text:p>261,879.00</text:p>
          </table:table-cell>
          <table:table-cell table:style-name="ce1" office:value-type="float" office:value="1000000" calcext:value-type="float">
            <text:p>1,0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3817930" calcext:value-type="float">
            <text:p>23,817,930.00</text:p>
          </table:table-cell>
          <table:table-cell table:style-name="ce1" office:value-type="float" office:value="32047" calcext:value-type="float">
            <text:p>32,047.00</text:p>
          </table:table-cell>
          <table:table-cell table:style-name="ce1" office:value-type="float" office:value="15364167" calcext:value-type="float">
            <text:p>15,364,167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8453763" calcext:value-type="float">
            <text:p>8,453,763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96840" calcext:value-type="float">
            <text:p>96,84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7890324" calcext:value-type="float">
            <text:p>7,890,324.00</text:p>
          </table:table-cell>
          <table:table-cell table:style-name="ce1" office:value-type="float" office:value="14689" calcext:value-type="float">
            <text:p>14,689.00</text:p>
          </table:table-cell>
          <table:table-cell table:style-name="ce1" office:value-type="float" office:value="7509039" calcext:value-type="float">
            <text:p>7,509,039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81285" calcext:value-type="float">
            <text:p>381,285.00</text:p>
          </table:table-cell>
          <table:table-cell table:style-name="ce1" office:value-type="float" office:value="1671" calcext:value-type="float">
            <text:p>1,671.00</text:p>
          </table:table-cell>
          <table:table-cell table:style-name="ce1" office:value-type="float" office:value="204" calcext:value-type="float">
            <text:p>204.00</text:p>
          </table:table-cell>
          <table:table-cell table:style-name="ce1" office:value-type="float" office:value="1063" calcext:value-type="float">
            <text:p>1,063.00</text:p>
          </table:table-cell>
          <table:table-cell table:style-name="ce1" office:value-type="float" office:value="0.923076923" calcext:value-type="float">
            <text:p>0.92</text:p>
          </table:table-cell>
          <table:table-cell office:value-type="float" office:value="0.0293237582" calcext:value-type="float">
            <text:p>0.0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float" office:value="317543" calcext:value-type="float">
            <text:p>317,543.00</text:p>
          </table:table-cell>
          <table:table-cell table:style-name="ce1" office:value-type="float" office:value="450000" calcext:value-type="float">
            <text:p>45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5144123" calcext:value-type="float">
            <text:p>15,144,123.00</text:p>
          </table:table-cell>
          <table:table-cell table:style-name="ce1" office:value-type="float" office:value="81353" calcext:value-type="float">
            <text:p>81,353.00</text:p>
          </table:table-cell>
          <table:table-cell table:style-name="ce1" office:value-type="float" office:value="1297049" calcext:value-type="float">
            <text:p>1,297,049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3847074" calcext:value-type="float">
            <text:p>13,847,074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39671" calcext:value-type="float">
            <text:p>239,671.00</text:p>
          </table:table-cell>
          <table:table-cell table:style-name="ce1" office:value-type="float" office:value="400000" calcext:value-type="float">
            <text:p>400,000.00</text:p>
          </table:table-cell>
          <table:table-cell table:style-name="ce1" office:value-type="float" office:value="-201641" calcext:value-type="float">
            <text:p>-201,641.00</text:p>
          </table:table-cell>
          <table:table-cell table:style-name="ce1" office:value-type="float" office:value="63014" calcext:value-type="float">
            <text:p>63,014.00</text:p>
          </table:table-cell>
          <table:table-cell table:style-name="ce1" office:value-type="float" office:value="129142" calcext:value-type="float">
            <text:p>129,142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45796" calcext:value-type="float">
            <text:p>145,796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174246" calcext:value-type="float">
            <text:p>174,246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-51042" calcext:value-type="float">
            <text:p>-51,042.00</text:p>
          </table:table-cell>
          <table:table-cell table:style-name="ce1" office:value-type="float" office:value="1034346" calcext:value-type="float">
            <text:p>1,034,346.00</text:p>
          </table:table-cell>
          <table:table-cell table:style-name="ce1" office:value-type="float" office:value="116335" calcext:value-type="float">
            <text:p>116,335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034346" calcext:value-type="float">
            <text:p>1,034,346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263413" calcext:value-type="float">
            <text:p>263,413.00</text:p>
          </table:table-cell>
          <table:table-cell table:style-name="ce1" office:value-type="float" office:value="900000" calcext:value-type="float">
            <text:p>900,000.00</text:p>
          </table:table-cell>
          <table:table-cell table:style-name="ce1" office:value-type="float" office:value="-125000" calcext:value-type="float">
            <text:p>-125,000.00</text:p>
          </table:table-cell>
          <table:table-cell table:style-name="ce1" office:value-type="float" office:value="947861" calcext:value-type="float">
            <text:p>947,861.00</text:p>
          </table:table-cell>
          <table:table-cell table:style-name="ce1" office:value-type="float" office:value="228763" calcext:value-type="float">
            <text:p>228,763.00</text:p>
          </table:table-cell>
          <table:table-cell table:style-name="ce1" office:value-type="float" office:value="506765" calcext:value-type="float">
            <text:p>506,765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41096" calcext:value-type="float">
            <text:p>441,096.00</text:p>
          </table:table-cell>
          <table:table-cell table:style-name="ce1" office:value-type="float" office:value="1744" calcext:value-type="float">
            <text:p>1,744.00</text:p>
          </table:table-cell>
          <table:table-cell table:style-name="ce1" office:value-type="float" office:value="52" calcext:value-type="float">
            <text:p>52.00</text:p>
          </table:table-cell>
          <table:table-cell table:style-name="ce1" office:value-type="float" office:value="1469" calcext:value-type="float">
            <text:p>1,469.00</text:p>
          </table:table-cell>
          <table:table-cell table:style-name="ce1" office:value-type="float" office:value="1.06122449" calcext:value-type="float">
            <text:p>1.06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269076" calcext:value-type="float">
            <text:p>269,076.00</text:p>
          </table:table-cell>
          <table:table-cell table:style-name="ce1" office:value-type="float" office:value="650000" calcext:value-type="float">
            <text:p>65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987001" calcext:value-type="float">
            <text:p>987,001.00</text:p>
          </table:table-cell>
          <table:table-cell table:style-name="ce1" office:value-type="float" office:value="137767" calcext:value-type="float">
            <text:p>137,767.00</text:p>
          </table:table-cell>
          <table:table-cell table:style-name="ce1" office:value-type="float" office:value="607837" calcext:value-type="float">
            <text:p>607,837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79164" calcext:value-type="float">
            <text:p>379,164.00</text:p>
          </table:table-cell>
          <table:table-cell table:style-name="ce1" office:value-type="float" office:value="15149" calcext:value-type="float">
            <text:p>15,149.00</text:p>
          </table:table-cell>
          <table:table-cell table:style-name="ce1" office:value-type="float" office:value="74" calcext:value-type="float">
            <text:p>74.00</text:p>
          </table:table-cell>
          <table:table-cell table:style-name="ce1" office:value-type="float" office:value="4527" calcext:value-type="float">
            <text:p>4,527.00</text:p>
          </table:table-cell>
          <table:table-cell table:style-name="ce1" office:value-type="float" office:value="0.0609053498" calcext:value-type="float">
            <text:p>0.06</text:p>
          </table:table-cell>
          <table:table-cell office:value-type="float" office:value="0.00429071226" calcext:value-type="float">
            <text:p>0.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248146" calcext:value-type="float">
            <text:p>248,146.00</text:p>
          </table:table-cell>
          <table:table-cell table:style-name="ce1" office:value-type="float" office:value="600000" calcext:value-type="float">
            <text:p>6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94136" calcext:value-type="float">
            <text:p>494,136.00</text:p>
          </table:table-cell>
          <table:table-cell table:style-name="ce1" office:value-type="float" office:value="116337" calcext:value-type="float">
            <text:p>116,337.00</text:p>
          </table:table-cell>
          <table:table-cell table:style-name="ce1" office:value-type="float" office:value="281073" calcext:value-type="float">
            <text:p>281,073.00</text:p>
          </table:table-cell>
          <table:table-cell table:style-name="ce1" office:value-type="float" office:value="422158" calcext:value-type="float">
            <text:p>422,158.00</text:p>
          </table:table-cell>
          <table:table-cell table:style-name="ce1" office:value-type="float" office:value="213063" calcext:value-type="float">
            <text:p>213,063.00</text:p>
          </table:table-cell>
          <table:table-cell table:style-name="ce1" office:value-type="float" office:value="3136" calcext:value-type="float">
            <text:p>3,136.00</text:p>
          </table:table-cell>
          <table:table-cell table:style-name="ce1" office:value-type="float" office:value="24" calcext:value-type="float">
            <text:p>24.00</text:p>
          </table:table-cell>
          <table:table-cell table:style-name="ce1" office:value-type="float" office:value="2477" calcext:value-type="float">
            <text:p>2,477.00</text:p>
          </table:table-cell>
          <table:table-cell table:style-name="ce1" office:value-type="float" office:value="0.176470588" calcext:value-type="float">
            <text:p>0.18</text:p>
          </table:table-cell>
          <table:table-cell office:value-type="float" office:value="0.00191326531" calcext:value-type="float">
            <text:p>0.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-36666" calcext:value-type="float">
            <text:p>-36,666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28656" calcext:value-type="float">
            <text:p>228,656.00</text:p>
          </table:table-cell>
          <table:table-cell table:number-columns-repeated="7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103773" calcext:value-type="float">
            <text:p>103,773.00</text:p>
          </table:table-cell>
          <table:table-cell table:number-columns-repeated="7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210692" calcext:value-type="float">
            <text:p>210,692.00</text:p>
          </table:table-cell>
          <table:table-cell table:style-name="ce1" office:value-type="float" office:value="750000" calcext:value-type="float">
            <text:p>75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640910" calcext:value-type="float">
            <text:p>1,640,910.00</text:p>
          </table:table-cell>
          <table:table-cell table:style-name="ce1" office:value-type="float" office:value="25785" calcext:value-type="float">
            <text:p>25,785.00</text:p>
          </table:table-cell>
          <table:table-cell table:style-name="ce1" office:value-type="float" office:value="1451869" calcext:value-type="float">
            <text:p>1,451,869.00</text:p>
          </table:table-cell>
          <table:table-cell table:style-name="ce1" office:value-type="float" office:value="1105218" calcext:value-type="float">
            <text:p>1,105,218.00</text:p>
          </table:table-cell>
          <table:table-cell table:style-name="ce1" office:value-type="float" office:value="189041" calcext:value-type="float">
            <text:p>189,041.00</text:p>
          </table:table-cell>
          <table:table-cell table:style-name="ce1" office:value-type="float" office:value="904" calcext:value-type="float">
            <text:p>904.00</text:p>
          </table:table-cell>
          <table:table-cell table:style-name="ce1" office:value-type="float" office:value="106" calcext:value-type="float">
            <text:p>106.00</text:p>
          </table:table-cell>
          <table:table-cell table:style-name="ce1" office:value-type="float" office:value="599" calcext:value-type="float">
            <text:p>599.00</text:p>
          </table:table-cell>
          <table:table-cell table:style-name="ce1" office:value-type="float" office:value="8.83333333" calcext:value-type="float">
            <text:p>8.83</text:p>
          </table:table-cell>
          <table:table-cell office:value-type="float" office:value="0.00331858407" calcext:value-type="float">
            <text:p>0.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182245" calcext:value-type="float">
            <text:p>182,245.00</text:p>
          </table:table-cell>
          <table:table-cell table:style-name="ce1" office:value-type="float" office:value="200000" calcext:value-type="float">
            <text:p>2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08941" calcext:value-type="float">
            <text:p>1,008,941.00</text:p>
          </table:table-cell>
          <table:table-cell table:style-name="ce1" office:value-type="float" office:value="21530" calcext:value-type="float">
            <text:p>21,530.00</text:p>
          </table:table-cell>
          <table:table-cell table:style-name="ce1" office:value-type="float" office:value="601438" calcext:value-type="float">
            <text:p>601,438.00</text:p>
          </table:table-cell>
          <table:table-cell table:style-name="ce1" office:value-type="float" office:value="2234774" calcext:value-type="float">
            <text:p>2,234,774.00</text:p>
          </table:table-cell>
          <table:table-cell table:style-name="ce1" office:value-type="float" office:value="407503" calcext:value-type="float">
            <text:p>407,503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273746" calcext:value-type="float">
            <text:p>273,746.00</text:p>
          </table:table-cell>
          <table:table-cell table:style-name="ce1" office:value-type="float" office:value="1000000" calcext:value-type="float">
            <text:p>1,0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60528" calcext:value-type="float">
            <text:p>360,528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387399" calcext:value-type="float">
            <text:p>1,387,399.00</text:p>
          </table:table-cell>
          <table:table-cell table:style-name="ce1" office:value-type="float" office:value="360528" calcext:value-type="float">
            <text:p>360,528.00</text:p>
          </table:table-cell>
          <table:table-cell table:style-name="ce1" office:value-type="float" office:value="2822" calcext:value-type="float">
            <text:p>2,822.00</text:p>
          </table:table-cell>
          <table:table-cell table:style-name="ce1" office:value-type="float" office:value="67" calcext:value-type="float">
            <text:p>67.00</text:p>
          </table:table-cell>
          <table:table-cell table:style-name="ce1" office:value-type="float" office:value="2672" calcext:value-type="float">
            <text:p>2,672.00</text:p>
          </table:table-cell>
          <table:table-cell table:style-name="ce1" office:value-type="float" office:value="1.06349206" calcext:value-type="float">
            <text:p>1.06</text:p>
          </table:table-cell>
          <table:table-cell office:value-type="float" office:value="0.00496102055" calcext:value-type="float">
            <text:p>0.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349487" calcext:value-type="float">
            <text:p>349,487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2070306" calcext:value-type="float">
            <text:p>2,070,306.00</text:p>
          </table:table-cell>
          <table:table-cell table:style-name="ce1" office:value-type="float" office:value="8211" calcext:value-type="float">
            <text:p>8,211.00</text:p>
          </table:table-cell>
          <table:table-cell table:style-name="ce1" office:value-type="float" office:value="2070306" calcext:value-type="float">
            <text:p>2,070,306.00</text:p>
          </table:table-cell>
          <table:table-cell table:style-name="ce1" office:value-type="float" office:value="5145434" calcext:value-type="float">
            <text:p>5,145,434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522" calcext:value-type="float">
            <text:p>1,522.00</text:p>
          </table:table-cell>
          <table:table-cell table:style-name="ce1" office:value-type="float" office:value="8" calcext:value-type="float">
            <text:p>8.00</text:p>
          </table:table-cell>
          <table:table-cell table:style-name="ce1" office:value-type="float" office:value="477" calcext:value-type="float">
            <text:p>477.00</text:p>
          </table:table-cell>
          <table:table-cell table:style-name="ce1" office:value-type="float" office:value="0.0347826087" calcext:value-type="float">
            <text:p>0.0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251654" calcext:value-type="float">
            <text:p>251,654.00</text:p>
          </table:table-cell>
          <table:table-cell table:style-name="ce1" office:value-type="float" office:value="1100000" calcext:value-type="float">
            <text:p>1,100,000.00</text:p>
          </table:table-cell>
          <table:table-cell table:style-name="ce1" office:value-type="float" office:value="-719000" calcext:value-type="float">
            <text:p>-719,000.00</text:p>
          </table:table-cell>
          <table:table-cell table:style-name="ce1" office:value-type="float" office:value="1416848" calcext:value-type="float">
            <text:p>1,416,848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56320" calcext:value-type="float">
            <text:p>1,056,320.00</text:p>
          </table:table-cell>
          <table:table-cell table:style-name="ce1" office:value-type="float" office:value="1725545" calcext:value-type="float">
            <text:p>1,725,545.00</text:p>
          </table:table-cell>
          <table:table-cell table:style-name="ce1" office:value-type="float" office:value="360528" calcext:value-type="float">
            <text:p>360,528.00</text:p>
          </table:table-cell>
          <table:table-cell table:style-name="ce1" office:value-type="float" office:value="136" calcext:value-type="float">
            <text:p>136.00</text:p>
          </table:table-cell>
          <table:table-cell table:style-name="ce1" office:value-type="float" office:value="12" calcext:value-type="float">
            <text:p>12.00</text:p>
          </table:table-cell>
          <table:table-cell table:style-name="ce1" office:value-type="float" office:value="114" calcext:value-type="float">
            <text:p>114.00</text:p>
          </table:table-cell>
          <table:table-cell table:style-name="ce1"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2217299" calcext:value-type="float">
            <text:p>2,217,299.00</text:p>
          </table:table-cell>
          <table:table-cell table:style-name="ce1" office:value-type="float" office:value="475" calcext:value-type="float">
            <text:p>475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2217299" calcext:value-type="float">
            <text:p>2,217,299.00</text:p>
          </table:table-cell>
          <table:table-cell table:style-name="ce1" office:value-type="float" office:value="573" calcext:value-type="float">
            <text:p>573.00</text:p>
          </table:table-cell>
          <table:table-cell table:style-name="ce1" office:value-type="float" office:value="4" calcext:value-type="float">
            <text:p>4.00</text:p>
          </table:table-cell>
          <table:table-cell table:style-name="ce1" office:value-type="float" office:value="471" calcext:value-type="float">
            <text:p>471.00</text:p>
          </table:table-cell>
          <table:table-cell table:style-name="ce1" office:value-type="float" office:value="0.210526316" calcext:value-type="float">
            <text:p>0.21</text:p>
          </table:table-cell>
          <table:table-cell office:value-type="float" office:value="0.0122164049" calcext:value-type="float">
            <text:p>0.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85274" calcext:value-type="float">
            <text:p>85,274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5819980" calcext:value-type="float">
            <text:p>5,819,980.00</text:p>
          </table:table-cell>
          <table:table-cell table:style-name="ce1" office:value-type="float" office:value="28093" calcext:value-type="float">
            <text:p>28,093.00</text:p>
          </table:table-cell>
          <table:table-cell table:style-name="ce1" office:value-type="float" office:value="2165172" calcext:value-type="float">
            <text:p>2,165,172.00</text:p>
          </table:table-cell>
          <table:table-cell table:style-name="ce1" office:value-type="float" office:value="312500" calcext:value-type="float">
            <text:p>312,500.00</text:p>
          </table:table-cell>
          <table:table-cell table:style-name="ce1" office:value-type="float" office:value="3654808" calcext:value-type="float">
            <text:p>3,654,808.00</text:p>
          </table:table-cell>
          <table:table-cell table:style-name="ce1" office:value-type="float" office:value="496" calcext:value-type="float">
            <text:p>496.00</text:p>
          </table:table-cell>
          <table:table-cell table:style-name="ce1" office:value-type="float" office:value="28" calcext:value-type="float">
            <text:p>28.00</text:p>
          </table:table-cell>
          <table:table-cell table:style-name="ce1" office:value-type="float" office:value="437" calcext:value-type="float">
            <text:p>437.00</text:p>
          </table:table-cell>
          <table:table-cell table:style-name="ce1" office:value-type="float" office:value="1.47368421" calcext:value-type="float">
            <text:p>1.47</text:p>
          </table:table-cell>
          <table:table-cell office:value-type="float" office:value="0.0100806452" calcext:value-type="float">
            <text:p>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231330" calcext:value-type="float">
            <text:p>231,330.00</text:p>
          </table:table-cell>
          <table:table-cell table:style-name="ce1" office:value-type="float" office:value="700000" calcext:value-type="float">
            <text:p>7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26027" calcext:value-type="float">
            <text:p>126,027.00</text:p>
          </table:table-cell>
          <table:table-cell table:style-name="ce1" office:value-type="float" office:value="37172" calcext:value-type="float">
            <text:p>37,172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26027" calcext:value-type="float">
            <text:p>126,027.00</text:p>
          </table:table-cell>
          <table:table-cell table:style-name="ce1" office:value-type="float" office:value="7315" calcext:value-type="float">
            <text:p>7,315.00</text:p>
          </table:table-cell>
          <table:table-cell table:style-name="ce1" office:value-type="float" office:value="144" calcext:value-type="float">
            <text:p>144.00</text:p>
          </table:table-cell>
          <table:table-cell table:style-name="ce1" office:value-type="float" office:value="2639" calcext:value-type="float">
            <text:p>2,639.00</text:p>
          </table:table-cell>
          <table:table-cell table:style-name="ce1" office:value-type="float" office:value="0.0331568041" calcext:value-type="float">
            <text:p>0.03</text:p>
          </table:table-cell>
          <table:table-cell office:value-type="float" office:value="0.0527682843" calcext:value-type="float">
            <text:p>0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330546" calcext:value-type="float">
            <text:p>330,546.00</text:p>
          </table:table-cell>
          <table:table-cell table:style-name="ce1" office:value-type="float" office:value="900000" calcext:value-type="float">
            <text:p>900,000.00</text:p>
          </table:table-cell>
          <table:table-cell table:style-name="ce1" office:value-type="float" office:value="-694862" calcext:value-type="float">
            <text:p>-694,862.00</text:p>
          </table:table-cell>
          <table:table-cell table:style-name="ce1" office:value-type="float" office:value="3444470" calcext:value-type="float">
            <text:p>3,444,47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542813" calcext:value-type="float">
            <text:p>2,542,813.00</text:p>
          </table:table-cell>
          <table:table-cell table:style-name="ce1" office:value-type="float" office:value="769862" calcext:value-type="float">
            <text:p>769,862.00</text:p>
          </table:table-cell>
          <table:table-cell table:style-name="ce1" office:value-type="float" office:value="901657" calcext:value-type="float">
            <text:p>901,657.00</text:p>
          </table:table-cell>
          <table:table-cell table:style-name="ce1" office:value-type="float" office:value="3523" calcext:value-type="float">
            <text:p>3,523.00</text:p>
          </table:table-cell>
          <table:table-cell table:style-name="ce1" office:value-type="float" office:value="156" calcext:value-type="float">
            <text:p>156.00</text:p>
          </table:table-cell>
          <table:table-cell table:style-name="ce1" office:value-type="float" office:value="2333" calcext:value-type="float">
            <text:p>2,333.00</text:p>
          </table:table-cell>
          <table:table-cell table:style-name="ce1" office:value-type="float" office:value="0.148148148" calcext:value-type="float">
            <text:p>0.15</text:p>
          </table:table-cell>
          <table:table-cell office:value-type="float" office:value="0.0201532785" calcext:value-type="float">
            <text:p>0.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275101" calcext:value-type="float">
            <text:p>275,101.00</text:p>
          </table:table-cell>
          <table:table-cell table:style-name="ce1" office:value-type="float" office:value="400000" calcext:value-type="float">
            <text:p>4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976037" calcext:value-type="float">
            <text:p>976,037.00</text:p>
          </table:table-cell>
          <table:table-cell table:style-name="ce1" office:value-type="float" office:value="83585" calcext:value-type="float">
            <text:p>83,585.00</text:p>
          </table:table-cell>
          <table:table-cell table:style-name="ce1" office:value-type="float" office:value="850010" calcext:value-type="float">
            <text:p>850,010.00</text:p>
          </table:table-cell>
          <table:table-cell table:style-name="ce1" office:value-type="float" office:value="323466" calcext:value-type="float">
            <text:p>323,466.00</text:p>
          </table:table-cell>
          <table:table-cell table:style-name="ce1" office:value-type="float" office:value="126027" calcext:value-type="float">
            <text:p>126,027.00</text:p>
          </table:table-cell>
          <table:table-cell table:style-name="ce1" office:value-type="float" office:value="4607" calcext:value-type="float">
            <text:p>4,607.00</text:p>
          </table:table-cell>
          <table:table-cell table:style-name="ce1" office:value-type="float" office:value="41" calcext:value-type="float">
            <text:p>41.00</text:p>
          </table:table-cell>
          <table:table-cell table:style-name="ce1" office:value-type="float" office:value="583" calcext:value-type="float">
            <text:p>583.00</text:p>
          </table:table-cell>
          <table:table-cell table:style-name="ce1" office:value-type="float" office:value="0.00285356347" calcext:value-type="float">
            <text:p>0.00</text:p>
          </table:table-cell>
          <table:table-cell office:value-type="float" office:value="0.03711743" calcext:value-type="float">
            <text:p>0.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365038" calcext:value-type="float">
            <text:p>365,038.00</text:p>
          </table:table-cell>
          <table:table-cell table:style-name="ce1" office:value-type="float" office:value="1100000" calcext:value-type="float">
            <text:p>1,1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101279" calcext:value-type="float">
            <text:p>3,101,279.00</text:p>
          </table:table-cell>
          <table:table-cell table:style-name="ce1" office:value-type="float" office:value="81364" calcext:value-type="float">
            <text:p>81,364.00</text:p>
          </table:table-cell>
          <table:table-cell table:style-name="ce1" office:value-type="float" office:value="1623010" calcext:value-type="float">
            <text:p>1,623,010.00</text:p>
          </table:table-cell>
          <table:table-cell table:style-name="ce1" office:value-type="float" office:value="554422" calcext:value-type="float">
            <text:p>554,422.00</text:p>
          </table:table-cell>
          <table:table-cell table:style-name="ce1" office:value-type="float" office:value="1478269" calcext:value-type="float">
            <text:p>1,478,269.00</text:p>
          </table:table-cell>
          <table:table-cell table:style-name="ce1" office:value-type="float" office:value="3329" calcext:value-type="float">
            <text:p>3,329.00</text:p>
          </table:table-cell>
          <table:table-cell table:style-name="ce1" office:value-type="float" office:value="92" calcext:value-type="float">
            <text:p>92.00</text:p>
          </table:table-cell>
          <table:table-cell table:style-name="ce1" office:value-type="float" office:value="2189" calcext:value-type="float">
            <text:p>2,189.00</text:p>
          </table:table-cell>
          <table:table-cell table:style-name="ce1" office:value-type="float" office:value="0.0335521517" calcext:value-type="float">
            <text:p>0.03</text:p>
          </table:table-cell>
          <table:table-cell office:value-type="float" office:value="0.0582757585" calcext:value-type="float">
            <text:p>0.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250100" calcext:value-type="float">
            <text:p>250,100.00</text:p>
          </table:table-cell>
          <table:table-cell table:style-name="ce1" office:value-type="float" office:value="600000" calcext:value-type="float">
            <text:p>6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865087" calcext:value-type="float">
            <text:p>1,865,087.00</text:p>
          </table:table-cell>
          <table:table-cell table:style-name="ce1" office:value-type="float" office:value="3475" calcext:value-type="float">
            <text:p>3,475.00</text:p>
          </table:table-cell>
          <table:table-cell table:style-name="ce1" office:value-type="float" office:value="1550019" calcext:value-type="float">
            <text:p>1,550,019.00</text:p>
          </table:table-cell>
          <table:table-cell table:style-name="ce1" office:value-type="float" office:value="556416" calcext:value-type="float">
            <text:p>556,416.00</text:p>
          </table:table-cell>
          <table:table-cell table:style-name="ce1" office:value-type="float" office:value="315068" calcext:value-type="float">
            <text:p>315,068.00</text:p>
          </table:table-cell>
          <table:table-cell table:style-name="ce1" office:value-type="float" office:value="2572" calcext:value-type="float">
            <text:p>2,572.00</text:p>
          </table:table-cell>
          <table:table-cell table:style-name="ce1" office:value-type="float" office:value="305" calcext:value-type="float">
            <text:p>305.00</text:p>
          </table:table-cell>
          <table:table-cell table:style-name="ce1" office:value-type="float" office:value="1902" calcext:value-type="float">
            <text:p>1,902.00</text:p>
          </table:table-cell>
          <table:table-cell table:style-name="ce1" office:value-type="float" office:value="4.84126984" calcext:value-type="float">
            <text:p>4.84</text:p>
          </table:table-cell>
          <table:table-cell office:value-type="float" office:value="0.00544323484" calcext:value-type="float">
            <text:p>0.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278601" calcext:value-type="float">
            <text:p>278,601.00</text:p>
          </table:table-cell>
          <table:table-cell table:style-name="ce1" office:value-type="float" office:value="800000" calcext:value-type="float">
            <text:p>800,000.00</text:p>
          </table:table-cell>
          <table:table-cell table:style-name="ce1" office:value-type="float" office:value="-300000" calcext:value-type="float">
            <text:p>-300,000.00</text:p>
          </table:table-cell>
          <table:table-cell table:style-name="ce1" office:value-type="float" office:value="1080988" calcext:value-type="float">
            <text:p>1,080,988.00</text:p>
          </table:table-cell>
          <table:table-cell table:style-name="ce1" office:value-type="float" office:value="96268" calcext:value-type="float">
            <text:p>96,268.00</text:p>
          </table:table-cell>
          <table:table-cell table:style-name="ce1" office:value-type="float" office:value="765920" calcext:value-type="float">
            <text:p>765,92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15068" calcext:value-type="float">
            <text:p>315,068.00</text:p>
          </table:table-cell>
          <table:table-cell table:style-name="ce1" office:value-type="float" office:value="865" calcext:value-type="float">
            <text:p>865.00</text:p>
          </table:table-cell>
          <table:table-cell table:style-name="ce1" office:value-type="float" office:value="188" calcext:value-type="float">
            <text:p>188.00</text:p>
          </table:table-cell>
          <table:table-cell table:style-name="ce1" office:value-type="float" office:value="772" calcext:value-type="float">
            <text:p>772.00</text:p>
          </table:table-cell>
          <table:table-cell table:style-name="ce1" office:value-type="float" office:value="8.54545455" calcext:value-type="float">
            <text:p>8.55</text:p>
          </table:table-cell>
          <table:table-cell office:value-type="float" office:value="0.012716763" calcext:value-type="float">
            <text:p>0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8546" calcext:value-type="float">
            <text:p>248,546.00</text:p>
          </table:table-cell>
          <table:table-cell table:style-name="ce1" office:value-type="float" office:value="850000" calcext:value-type="float">
            <text:p>85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954354" calcext:value-type="float">
            <text:p>954,354.00</text:p>
          </table:table-cell>
          <table:table-cell table:style-name="ce1" office:value-type="float" office:value="84208" calcext:value-type="float">
            <text:p>84,208.00</text:p>
          </table:table-cell>
          <table:table-cell table:style-name="ce1" office:value-type="float" office:value="765313" calcext:value-type="float">
            <text:p>765,313.00</text:p>
          </table:table-cell>
          <table:table-cell table:style-name="ce1" office:value-type="float" office:value="831809" calcext:value-type="float">
            <text:p>831,809.00</text:p>
          </table:table-cell>
          <table:table-cell table:style-name="ce1" office:value-type="float" office:value="189041" calcext:value-type="float">
            <text:p>189,041.00</text:p>
          </table:table-cell>
          <table:table-cell table:style-name="ce1" office:value-type="float" office:value="2475" calcext:value-type="float">
            <text:p>2,475.00</text:p>
          </table:table-cell>
          <table:table-cell table:style-name="ce1" office:value-type="float" office:value="25" calcext:value-type="float">
            <text:p>25.00</text:p>
          </table:table-cell>
          <table:table-cell table:style-name="ce1" office:value-type="float" office:value="2326" calcext:value-type="float">
            <text:p>2,326.00</text:p>
          </table:table-cell>
          <table:table-cell table:style-name="ce1" office:value-type="float" office:value="1.78571429" calcext:value-type="float">
            <text:p>1.79</text:p>
          </table:table-cell>
          <table:table-cell office:value-type="float" office:value="0.000808080808" calcext:value-type="float">
            <text:p>0.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257486" calcext:value-type="float">
            <text:p>257,486.00</text:p>
          </table:table-cell>
          <table:table-cell table:style-name="ce1" office:value-type="float" office:value="700000" calcext:value-type="float">
            <text:p>7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698920" calcext:value-type="float">
            <text:p>698,92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476451" calcext:value-type="float">
            <text:p>476,451.00</text:p>
          </table:table-cell>
          <table:table-cell table:style-name="ce1" office:value-type="float" office:value="698920" calcext:value-type="float">
            <text:p>698,920.00</text:p>
          </table:table-cell>
          <table:table-cell table:style-name="ce1" office:value-type="float" office:value="2647" calcext:value-type="float">
            <text:p>2,647.00</text:p>
          </table:table-cell>
          <table:table-cell table:style-name="ce1" office:value-type="float" office:value="37" calcext:value-type="float">
            <text:p>37.00</text:p>
          </table:table-cell>
          <table:table-cell table:style-name="ce1" office:value-type="float" office:value="2565" calcext:value-type="float">
            <text:p>2,565.00</text:p>
          </table:table-cell>
          <table:table-cell table:style-name="ce1" office:value-type="float" office:value="0.973684211" calcext:value-type="float">
            <text:p>0.97</text:p>
          </table:table-cell>
          <table:table-cell office:value-type="float" office:value="0.00491122025" calcext:value-type="float">
            <text:p>0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261809" calcext:value-type="float">
            <text:p>261,809.00</text:p>
          </table:table-cell>
          <table:table-cell table:style-name="ce1" office:value-type="float" office:value="300000" calcext:value-type="float">
            <text:p>300,000.00</text:p>
          </table:table-cell>
          <table:table-cell table:style-name="ce1" office:value-type="float" office:value="-159792" calcext:value-type="float">
            <text:p>-159,792.0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75000" calcext:value-type="float">
            <text:p>75,000.00</text:p>
          </table:table-cell>
          <table:table-cell table:style-name="ce1" office:value-type="float" office:value="307301" calcext:value-type="float">
            <text:p>307,301.00</text:p>
          </table:table-cell>
          <table:table-cell table:style-name="ce1" office:value-type="float" office:value="312" calcext:value-type="float">
            <text:p>312.00</text:p>
          </table:table-cell>
          <table:table-cell table:style-name="ce1" office:value-type="float" office:value="29" calcext:value-type="float">
            <text:p>29.00</text:p>
          </table:table-cell>
          <table:table-cell table:style-name="ce1" office:value-type="float" office:value="196" calcext:value-type="float">
            <text:p>196.00</text:p>
          </table:table-cell>
          <table:table-cell table:style-name="ce1" office:value-type="float" office:value="1.93333333" calcext:value-type="float">
            <text:p>1.93</text:p>
          </table:table-cell>
          <table:table-cell office:value-type="float" office:value="0.0224358974" calcext:value-type="float">
            <text:p>0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206121" calcext:value-type="float">
            <text:p>206,121.00</text:p>
          </table:table-cell>
          <table:table-cell table:style-name="ce1" office:value-type="float" office:value="600000" calcext:value-type="float">
            <text:p>60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59211" calcext:value-type="float">
            <text:p>159,211.00</text:p>
          </table:table-cell>
          <table:table-cell table:style-name="ce1" office:value-type="float" office:value="41626" calcext:value-type="float">
            <text:p>41,626.00</text:p>
          </table:table-cell>
          <table:table-cell table:style-name="ce1" office:value-type="float" office:value="17378" calcext:value-type="float">
            <text:p>17,378.00</text:p>
          </table:table-cell>
          <table:table-cell table:style-name="ce1" office:value-type="float" office:value="335349" calcext:value-type="float">
            <text:p>335,349.00</text:p>
          </table:table-cell>
          <table:table-cell table:style-name="ce1" office:value-type="float" office:value="141833" calcext:value-type="float">
            <text:p>141,833.00</text:p>
          </table:table-cell>
          <table:table-cell table:style-name="ce1" office:value-type="float" office:value="714" calcext:value-type="float">
            <text:p>714.00</text:p>
          </table:table-cell>
          <table:table-cell table:style-name="ce1" office:value-type="float" office:value="115" calcext:value-type="float">
            <text:p>115.00</text:p>
          </table:table-cell>
          <table:table-cell table:style-name="ce1" office:value-type="float" office:value="552" calcext:value-type="float">
            <text:p>552.00</text:p>
          </table:table-cell>
          <table:table-cell table:style-name="ce1" office:value-type="float" office:value="1.55405405" calcext:value-type="float">
            <text:p>1.55</text:p>
          </table:table-cell>
          <table:table-cell office:value-type="float" office:value="0.0056022409" calcext:value-type="float">
            <text:p>0.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1691366" calcext:value-type="float">
            <text:p>1,691,366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757301" calcext:value-type="float">
            <text:p>757,30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934065" calcext:value-type="float">
            <text:p>934,065.00</text:p>
          </table:table-cell>
          <table:table-cell table:style-name="ce1" office:value-type="float" office:value="894" calcext:value-type="float">
            <text:p>894.00</text:p>
          </table:table-cell>
          <table:table-cell table:style-name="ce1" office:value-type="float" office:value="54" calcext:value-type="float">
            <text:p>54.00</text:p>
          </table:table-cell>
          <table:table-cell table:style-name="ce1" office:value-type="float" office:value="720" calcext:value-type="float">
            <text:p>720.00</text:p>
          </table:table-cell>
          <table:table-cell table:style-name="ce1" office:value-type="float" office:value="4.15384615" calcext:value-type="float">
            <text:p>4.15</text:p>
          </table:table-cell>
          <table:table-cell office:value-type="float" office:value="0.00111856823" calcext:value-type="float">
            <text:p>0.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1832468" calcext:value-type="float">
            <text:p>1,832,468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426469" calcext:value-type="float">
            <text:p>1,426,469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05999" calcext:value-type="float">
            <text:p>405,999.00</text:p>
          </table:table-cell>
          <table:table-cell table:style-name="ce1" office:value-type="float" office:value="613" calcext:value-type="float">
            <text:p>613.00</text:p>
          </table:table-cell>
          <table:table-cell table:style-name="ce1" office:value-type="float" office:value="39" calcext:value-type="float">
            <text:p>39.00</text:p>
          </table:table-cell>
          <table:table-cell table:style-name="ce1" office:value-type="float" office:value="583" calcext:value-type="float">
            <text:p>583.00</text:p>
          </table:table-cell>
          <table:table-cell table:style-name="ce1" office:value-type="float" office:value="1.56" calcext:value-type="float">
            <text:p>1.56</text:p>
          </table:table-cell>
          <table:table-cell office:value-type="float" office:value="0.0293637847" calcext:value-type="float">
            <text:p>0.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314288" calcext:value-type="float">
            <text:p>314,288.00</text:p>
          </table:table-cell>
          <table:table-cell table:style-name="ce1" office:value-type="float" office:value="800000" calcext:value-type="float">
            <text:p>800,000.00</text:p>
          </table:table-cell>
          <table:table-cell table:style-name="ce1" office:value-type="float" office:value="-41250" calcext:value-type="float">
            <text:p>-41,250.00</text:p>
          </table:table-cell>
          <table:table-cell table:style-name="ce1" office:value-type="float" office:value="495633" calcext:value-type="float">
            <text:p>495,633.00</text:p>
          </table:table-cell>
          <table:table-cell table:style-name="ce1" office:value-type="float" office:value="27861" calcext:value-type="float">
            <text:p>27,861.00</text:p>
          </table:table-cell>
          <table:table-cell table:style-name="ce1" office:value-type="float" office:value="117551" calcext:value-type="float">
            <text:p>117,55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78082" calcext:value-type="float">
            <text:p>378,082.00</text:p>
          </table:table-cell>
          <table:table-cell table:style-name="ce1" office:value-type="float" office:value="102" calcext:value-type="float">
            <text:p>102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71" calcext:value-type="float">
            <text:p>71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0.0392156863" calcext:value-type="float">
            <text:p>0.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231946" calcext:value-type="float">
            <text:p>231,946.00</text:p>
          </table:table-cell>
          <table:table-cell table:style-name="ce1" office:value-type="float" office:value="850000" calcext:value-type="float">
            <text:p>85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896153" calcext:value-type="float">
            <text:p>896,153.00</text:p>
          </table:table-cell>
          <table:table-cell table:style-name="ce1" office:value-type="float" office:value="48405" calcext:value-type="float">
            <text:p>48,405.00</text:p>
          </table:table-cell>
          <table:table-cell table:style-name="ce1" office:value-type="float" office:value="636246" calcext:value-type="float">
            <text:p>636,246.00</text:p>
          </table:table-cell>
          <table:table-cell table:style-name="ce1" office:value-type="float" office:value="375304" calcext:value-type="float">
            <text:p>375,304.00</text:p>
          </table:table-cell>
          <table:table-cell table:style-name="ce1" office:value-type="float" office:value="259907" calcext:value-type="float">
            <text:p>259,907.00</text:p>
          </table:table-cell>
          <table:table-cell table:style-name="ce1" office:value-type="float" office:value="209" calcext:value-type="float">
            <text:p>209.00</text:p>
          </table:table-cell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178" calcext:value-type="float">
            <text:p>178.00</text:p>
          </table:table-cell>
          <table:table-cell table:style-name="ce1" office:value-type="float" office:value="0.227272727" calcext:value-type="float">
            <text:p>0.23</text:p>
          </table:table-cell>
          <table:table-cell office:value-type="float" office:value="0.129186603" calcext:value-type="float">
            <text:p>0.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130724" calcext:value-type="float">
            <text:p>130,724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2282768" calcext:value-type="float">
            <text:p>2,282,768.00</text:p>
          </table:table-cell>
          <table:table-cell table:style-name="ce1" office:value-type="float" office:value="4994" calcext:value-type="float">
            <text:p>4,994.00</text:p>
          </table:table-cell>
          <table:table-cell table:style-name="ce1" office:value-type="float" office:value="2282768" calcext:value-type="float">
            <text:p>2,282,768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28" calcext:value-type="float">
            <text:p>128.00</text:p>
          </table:table-cell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119" calcext:value-type="float">
            <text:p>119.00</text:p>
          </table:table-cell>
          <table:table-cell table:style-name="ce1" office:value-type="float" office:value="0.588235294" calcext:value-type="float">
            <text:p>0.59</text:p>
          </table:table-cell>
          <table:table-cell office:value-type="float" office:value="0.1328125" calcext:value-type="float">
            <text:p>0.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288558" calcext:value-type="float">
            <text:p>288,558.00</text:p>
          </table:table-cell>
          <table:table-cell table:style-name="ce1" office:value-type="float" office:value="250000" calcext:value-type="float">
            <text:p>250,00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725735" calcext:value-type="float">
            <text:p>725,735.00</text:p>
          </table:table-cell>
          <table:table-cell table:style-name="ce1" office:value-type="float" office:value="10181" calcext:value-type="float">
            <text:p>10,181.00</text:p>
          </table:table-cell>
          <table:table-cell table:style-name="ce1" office:value-type="float" office:value="185063" calcext:value-type="float">
            <text:p>185,063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40672" calcext:value-type="float">
            <text:p>540,672.00</text:p>
          </table:table-cell>
          <table:table-cell table:style-name="ce1" office:value-type="float" office:value="258" calcext:value-type="float">
            <text:p>258.00</text:p>
          </table:table-cell>
          <table:table-cell table:style-name="ce1" office:value-type="float" office:value="25" calcext:value-type="float">
            <text:p>25.00</text:p>
          </table:table-cell>
          <table:table-cell table:style-name="ce1" office:value-type="float" office:value="117" calcext:value-type="float">
            <text:p>117.00</text:p>
          </table:table-cell>
          <table:table-cell table:style-name="ce1" office:value-type="float" office:value="0.446428571" calcext:value-type="float">
            <text:p>0.45</text:p>
          </table:table-cell>
          <table:table-cell office:value-type="float" office:value="0.0736434109" calcext:value-type="float">
            <text:p>0.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197091" calcext:value-type="float">
            <text:p>197,091.00</text:p>
          </table:table-cell>
          <table:table-cell table:style-name="ce1" office:value-type="float" office:value="400000" calcext:value-type="float">
            <text:p>400,000.00</text:p>
          </table:table-cell>
          <table:table-cell table:style-name="ce1" office:value-type="float" office:value="-33333" calcext:value-type="float">
            <text:p>-33,333.00</text:p>
          </table:table-cell>
          <table:table-cell table:style-name="ce1" office:value-type="float" office:value="880290" calcext:value-type="float">
            <text:p>880,290.00</text:p>
          </table:table-cell>
          <table:table-cell table:style-name="ce1" office:value-type="float" office:value="43057" calcext:value-type="float">
            <text:p>43,057.00</text:p>
          </table:table-cell>
          <table:table-cell table:style-name="ce1" office:value-type="float" office:value="880290" calcext:value-type="float">
            <text:p>880,29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09554" calcext:value-type="float">
            <text:p>409,554.00</text:p>
          </table:table-cell>
          <table:table-cell table:style-name="ce1" office:value-type="float" office:value="1238" calcext:value-type="float">
            <text:p>1,238.00</text:p>
          </table:table-cell>
          <table:table-cell table:style-name="ce1" office:value-type="float" office:value="61" calcext:value-type="float">
            <text:p>61.00</text:p>
          </table:table-cell>
          <table:table-cell table:style-name="ce1" office:value-type="float" office:value="742" calcext:value-type="float">
            <text:p>742.00</text:p>
          </table:table-cell>
          <table:table-cell table:style-name="ce1" office:value-type="float" office:value="0.274774775" calcext:value-type="float">
            <text:p>0.27</text:p>
          </table:table-cell>
          <table:table-cell office:value-type="float" office:value="0.0387722132" calcext:value-type="float">
            <text:p>0.04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Default"/>
        </table:table-row>
        <table:table-row table:style-name="ro1" table:number-rows-repeated="104851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2" table:number-columns-repeated="54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</table:table-row>
      </table:table>
      <table:named-expressions/>
      <table:database-ranges>
        <table:database-range table:name="__Anonymous_Sheet_DB__0" table:target-range-address="Sheet1.A1:Sheet1.N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 </meta:initial-creator>
    <meta:creation-date>2016-02-07T17:43:31.776578868</meta:creation-date>
    <dc:date>2016-02-07T19:00:13.885424186</dc:date>
    <dc:creator>Brendan </dc:creator>
    <meta:editing-duration>PT7M10S</meta:editing-duration>
    <meta:editing-cycles>1</meta:editing-cycles>
    <meta:document-statistic meta:table-count="2" meta:cell-count="824" meta:object-count="0"/>
    <meta:generator>LibreOffice/4.4.3.2$Linux_X86_64 LibreOffice_project/40m0$Build-2</meta:generator>
  </office:meta>
</office:document-meta>
</file>